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âches </text:p>
      <text:p text:style-name="P1"/>
      <text:p text:style-name="P2"/>
      <text:list xml:id="list3846680718800286016" text:style-name="L1">
        <text:list-item>
          <text:p text:style-name="P3">Environnement de développement </text:p>
          <text:list>
            <text:list-item>
              <text:p text:style-name="P3">Création d'un compte gmail <text:tab/><text:tab/><text:tab/><text:tab/><text:tab/><text:tab/><text:tab/><text:span text:style-name="T1">OK</text:span></text:p>
            </text:list-item>
            <text:list-item>
              <text:p text:style-name="P3">Création d'un compte git et github avec deux utilisateurs <text:tab/><text:tab/><text:tab/><text:span text:style-name="T1">En cours</text:span></text:p>
            </text:list-item>
            <text:list-item>
              <text:p text:style-name="P3">Choix d'un IDE <text:tab/><text:tab/><text:tab/><text:tab/><text:tab/><text:tab/><text:tab/><text:tab/><text:span text:style-name="T1">OK</text:span></text:p>
            </text:list-item>
            <text:list-item>
              <text:p text:style-name="P5">Installation et configuration de Bootstrap<text:tab/><text:tab/><text:tab/><text:tab/><text:tab/><text:span text:style-name="T1">En cours</text:span></text:p>
            </text:list-item>
            <text:list-item>
              <text:p text:style-name="P3">Création des vues<text:tab/><text:tab/><text:tab/><text:tab/><text:tab/><text:tab/><text:tab/><text:tab/><text:span text:style-name="T1">En cours</text:span></text:p>
            </text:list-item>
            <text:list-item>
              <text:p text:style-name="P3">Installation et configuration de Symfony2 <text:tab/><text:tab/><text:tab/><text:tab/><text:tab/><text:span text:style-name="T1">En cours</text:span></text:p>
              <text:list>
                <text:list-item>
                  <text:p text:style-name="P3">Supprimer le bundle par défaut <text:span text:style-name="T1">OK<text:tab/><text:tab/></text:span><text:tab/><text:tab/><text:tab/><text:tab/></text:p>
                </text:list-item>
                <text:list-item>
                  <text:p text:style-name="P3">Installer tous les bundles et tester si ils marchent tous <text:span text:style-name="T1">OK</text:span></text:p>
                </text:list-item>
                <text:list-item>
                  <text:p text:style-name="P3">Configurer et faire fonctionner les entité</text:p>
                </text:list-item>
              </text:list>
            </text:list-item>
          </text:list>
        </text:list-item>
        <text:list-item>
          <text:p text:style-name="P3">Cahier des charges</text:p>
          <text:list>
            <text:list-item>
              <text:p text:style-name="P3">Cas d'utilisation(Attention, pour chaque travail il est IMPORTANT de faire le cas d'utilisation avant)</text:p>
            </text:list-item>
            <text:list-item>
              <text:p text:style-name="P3">Les bundles</text:p>
            </text:list-item>
            <text:list-item>
              <text:p text:style-name="P3">Les entités (propriété)</text:p>
            </text:list-item>
            <text:list-item>
              <text:p text:style-name="P3">Les formulaires</text:p>
            </text:list-item>
            <text:list-item>
              <text:p text:style-name="P3">La matrice des routes</text:p>
            </text:list-item>
          </text:list>
        </text:list-item>
        <text:list-item>
          <text:p text:style-name="P3">Entités</text:p>
          <text:list>
            <text:list-item>
              <text:p text:style-name="P3">Création des entités et test/vérification de ces dernières</text:p>
            </text:list-item>
            <text:list-item>
              <text:p text:style-name="P3">Création des formulaires via les entités </text:p>
            </text:list-item>
          </text:list>
        </text:list-item>
        <text:list-item>
          <text:p text:style-name="P3">Vues </text:p>
          <text:list>
            <text:list-item>
              <text:p text:style-name="P3">Accueil </text:p>
              <text:list>
                <text:list-item>
                  <text:p text:style-name="P3">Header</text:p>
                </text:list-item>
                <text:list-item>
                  <text:p text:style-name="P3">Menus</text:p>
                </text:list-item>
                <text:list-item>
                  <text:p text:style-name="P3">Corps</text:p>
                </text:list-item>
                <text:list-item>
                  <text:p text:style-name="P3">Footer</text:p>
                </text:list-item>
              </text:list>
            </text:list-item>
            <text:list-item>
              <text:p text:style-name="P3">Espace personnel </text:p>
            </text:list-item>
            <text:list-item>
              <text:p text:style-name="P3">Les formulaires</text:p>
              <text:list>
                <text:list-item>
                  <text:p text:style-name="P3">Connexion</text:p>
                </text:list-item>
                <text:list-item>
                  <text:p text:style-name="P3">Inscription</text:p>
                </text:list-item>
                <text:list-item>
                  <text:p text:style-name="P3">Ajouter/modifier un avis </text:p>
                </text:list-item>
                <text:list-item>
                  <text:p text:style-name="P3">Ajouter un commentaire</text:p>
                </text:list-item>
                <text:list-item>
                  <text:p text:style-name="P3">Ajouter une catégorie</text:p>
                  <text:p text:style-name="P3"/>
                </text:list-item>
              </text:list>
            </text:list-item>
          </text:list>
        </text:list-item>
      </text:list>
      <text:list xml:id="list441807626448875183" text:style-name="L2">
        <text:list-item>
          <text:list>
            <text:list-item>
              <text:list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7:59:24.40</meta:creation-date>
    <dc:date>2013-05-23T21:42:11.76</dc:date>
    <meta:editing-duration>PT5H49M24S</meta:editing-duration>
    <meta:editing-cycles>33</meta:editing-cycles>
    <meta:generator>OpenOffice.org/3.4.1$Win32 OpenOffice.org_project/341m1$Build-9593</meta:generator>
    <meta:document-statistic meta:table-count="0" meta:image-count="0" meta:object-count="0" meta:page-count="1" meta:paragraph-count="33" meta:word-count="162" meta:character-count="967"/>
  </office:meta>
</office:document-meta>
</file>